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880000085FC59C1400.jpg" manifest:media-type="image/jpeg"/>
  <manifest:file-entry manifest:full-path="Pictures/1000020100000398000003C0EB9367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75cm" svg:height="15cm" draw:transform="rotate (1.5707963267949) translate (10.7cm 15.251cm)">
          <draw:image xlink:href="Pictures/1000020100000398000003C0EB9367C2.png" xlink:type="simple" xlink:show="embed" xlink:actuate="onLoad">
            <text:p/>
          </draw:image>
        </draw:frame>
        <draw:frame draw:style-name="gr2" draw:text-style-name="P2" draw:layer="layout" svg:width="8.5cm" svg:height="5.6cm" svg:x="1.6cm" svg:y="13.4cm">
          <draw:image xlink:href="Pictures/1000000000000C880000085FC59C1400.jpg" xlink:type="simple" xlink:show="embed" xlink:actuate="onLoad">
            <text:p/>
          </draw:image>
          <draw:glue-point draw:id="4" svg:x="-1.235cm" svg:y="5cm"/>
          <draw:glue-point draw:id="5" svg:x="-3.823cm" svg:y="-4.821cm"/>
        </draw:frame>
        <draw:line draw:style-name="gr3" draw:text-style-name="P2" draw:layer="layout" svg:x1="12.7cm" svg:y1="8.4cm" svg:x2="2.5cm" svg:y2="14cm">
          <text:p/>
        </draw:line>
      </draw:page>
      <draw:page draw:name="page2" draw:style-name="dp1" draw:master-page-name="Default">
        <draw:frame draw:style-name="gr2" draw:text-style-name="P2" draw:layer="layout" svg:width="24.437cm" svg:height="16.1cm" svg:x="1.129cm" svg:y="3.6cm">
          <draw:image xlink:href="Pictures/1000000000000C880000085FC59C1400.jpg" xlink:type="simple" xlink:show="embed" xlink:actuate="onLoad">
            <text:p/>
          </draw:image>
          <draw:glue-point draw:id="4" svg:x="-1.235cm" svg:y="5cm"/>
          <draw:glue-point draw:id="5" svg:x="-3.823cm" svg:y="-4.821cm"/>
        </draw:frame>
        <draw:line draw:style-name="gr3" draw:text-style-name="P2" draw:layer="layout" svg:x1="4.1cm" svg:y1="1.6cm" svg:x2="4.3cm" svg:y2="4.4cm">
          <text:p/>
        </draw:line>
        <draw:frame draw:style-name="gr4" draw:text-style-name="P3" draw:layer="layout" svg:width="1.7cm" svg:height="0.962cm" svg:x="3.3cm" svg:y="0.8cm">
          <draw:text-box>
            <text:p>5V</text:p>
          </draw:text-box>
        </draw:frame>
        <draw:line draw:style-name="gr3" draw:text-style-name="P2" draw:layer="layout" svg:x1="5.5cm" svg:y1="1.6cm" svg:x2="5cm" svg:y2="4.4cm">
          <text:p/>
        </draw:line>
        <draw:frame draw:style-name="gr5" draw:text-style-name="P3" draw:layer="layout" svg:width="2cm" svg:height="1.673cm" svg:x="5.2cm" svg:y="0.8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2:06:24.307402254</meta:creation-date>
    <dc:date>2016-03-28T16:01:38.595577765</dc:date>
    <meta:editing-duration>PT1H24M36S</meta:editing-duration>
    <meta:editing-cycles>63</meta:editing-cycles>
    <meta:generator>LibreOffice/4.4.1.2$Linux_X86_64 LibreOffice_project/45e2de17089c24a1fa810c8f975a7171ba4cd432</meta:generator>
    <meta:document-statistic meta:object-count="8"/>
  </office:meta>
</office:document-meta>
</file>